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5022" officeooo:paragraph-rsid="00125022"/>
    </style:style>
    <style:style style:name="P2" style:family="paragraph" style:parent-style-name="Standard">
      <style:text-properties style:text-underline-style="solid" style:text-underline-width="auto" style:text-underline-color="font-color" officeooo:rsid="00125022" officeooo:paragraph-rsid="00125022" fo:background-color="#fff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TMAN / CURL</text:p>
      <text:p text:style-name="P1">Sirve para emular el código. </text:p>
      <text:p text:style-name="P1">Cuando tenemos parte del código podemos utilizar curl o bien postman para ver los resultados. </text:p>
      <text:p text:style-name="P1">Esto lo vemos desde la parte del cliente. Por tanto tenemos que inicializar el servidor.</text:p>
      <text:p text:style-name="P1"/>
      <text:p text:style-name="P2">En CURL:</text:p>
      <text:p text:style-name="P1">ignasi at Porco in ~/projects/toDoApp</text:p>
      <text:p text:style-name="P1">$ node app3.js</text:p>
      <text:p text:style-name="P1">Listening to port 3000</text:p>
      <text:p text:style-name="P1"/>
      <text:p text:style-name="P1">$ curl <text:a xlink:type="simple" xlink:href="http://localhost:3000/tasks">http://localhost:3000/tasks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2:05:26.408598000</meta:creation-date>
    <dc:date>2016-08-10T12:08:41.754675000</dc:date>
    <meta:editing-duration>PT6S</meta:editing-duration>
    <meta:editing-cycles>2</meta:editing-cycles>
    <meta:generator>LibreOffice/4.2.4.2$MacOSX_X86_64 LibreOffice_project/63150712c6d317d27ce2db16eb94c2f3d7b699f8</meta:generator>
    <meta:document-statistic meta:table-count="0" meta:image-count="0" meta:object-count="0" meta:page-count="1" meta:paragraph-count="9" meta:word-count="55" meta:character-count="340" meta:non-whitespace-character-count="292"/>
  </office:meta>
</office:document-meta>
</file>